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7" style:family="paragraph" style:parent-style-name="Normal_20__28_Web_29_">
      <style:paragraph-properties fo:margin-left="0cm" fo:margin-right="0cm" fo:margin-top="0cm" fo:margin-bottom="0cm" fo:text-indent="0cm" style:auto-text-indent="false"/>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1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1"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2" style:family="paragraph" style:parent-style-name="Body_20_Text_20_First_20_Indent">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indent="0cm" style:auto-text-indent="false"/>
      <style:text-properties fo:font-style="normal" style:font-style-asian="normal" style:font-style-complex="normal"/>
    </style:style>
    <style:style style:name="P17" style:family="paragraph" style:parent-style-name="Standard">
      <style:paragraph-properties fo:margin-left="0cm" fo:margin-right="0cm" fo:text-indent="0cm" style:auto-text-indent="false"/>
      <style:text-properties fo:font-style="italic" style:font-style-asian="italic" style:font-style-complex="italic"/>
    </style:style>
    <style:style style:name="P18" style:family="paragraph" style:parent-style-name="Standard">
      <style:paragraph-properties fo:margin-left="0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style="normal"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8" style:family="paragraph" style:parent-style-name="Text_20_body">
      <style:paragraph-properties fo:margin-left="0cm" fo:margin-right="0cm" fo:text-indent="0cm" style:auto-text-indent="false"/>
      <style:text-properties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9" style:family="paragraph" style:parent-style-name="Text_20_body">
      <style:paragraph-properties fo:margin-left="0cm" fo:margin-right="0cm" fo:text-align="start" style:justify-single-word="false" fo:text-indent="0cm" style:auto-text-indent="false"/>
    </style:style>
    <style:style style:name="P30" style:family="paragraph" style:parent-style-name="Text_20_body">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text-indent="0cm"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cm" fo:margin-right="0cm" fo:text-indent="0cm" style:auto-text-indent="false"/>
      <style:text-properties fo:color="#000000"/>
    </style:style>
    <style:style style:name="P34"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List_20_Continue">
      <style:paragraph-properties fo:margin-left="0cm" fo:margin-right="0cm" fo:text-indent="0cm" style:auto-text-indent="false"/>
    </style:style>
    <style:style style:name="P36" style:family="paragraph" style:parent-style-name="Normal_20__28_Web_29_">
      <style:paragraph-properties fo:margin-left="0cm" fo:margin-right="0cm" fo:text-indent="0cm" style:auto-text-indent="false"/>
    </style:style>
    <style:style style:name="P37" style:family="paragraph" style:parent-style-name="Text_20_body">
      <style:paragraph-properties fo:margin-left="0cm" fo:margin-right="0cm" fo:margin-top="0cm" fo:margin-bottom="0.152cm" fo:text-indent="0cm" style:auto-text-indent="false"/>
    </style:style>
    <style:style style:name="P38" style:family="paragraph" style:parent-style-name="Text_20_body">
      <style:paragraph-properties fo:margin-left="0cm" fo:margin-right="0cm" fo:margin-top="0cm" fo:margin-bottom="0.203cm" fo:text-indent="0cm" style:auto-text-indent="false"/>
    </style:style>
    <style:style style:name="P39" style:family="paragraph" style:parent-style-name="Normal_20__28_Web_29_">
      <style:paragraph-properties fo:margin-left="0cm" fo:margin-right="0cm" fo:margin-top="0cm" fo:margin-bottom="0.203cm" fo:text-indent="0cm" style:auto-text-indent="false"/>
    </style:style>
    <style:style style:name="P40"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1"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2" style:family="paragraph" style:parent-style-name="Normal_20__28_Web_29_">
      <style:paragraph-properties fo:margin-left="0cm" fo:margin-right="0cm" fo:margin-top="0cm" fo:margin-bottom="0.203cm" fo:text-indent="0cm" style:auto-text-indent="false"/>
      <style:text-properties fo:font-style="italic" fo:font-weight="bold" style:font-style-asian="italic" style:font-weight-asian="bold" style:font-style-complex="italic" style:font-weight-complex="bold"/>
    </style:style>
    <style:style style:name="P43"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4"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5" style:family="paragraph" style:parent-style-name="Standard">
      <style:paragraph-properties fo:margin-left="0cm" fo:margin-right="0cm" fo:margin-top="0cm" fo:margin-bottom="0.203cm" fo:text-indent="0cm" style:auto-text-indent="false"/>
    </style:style>
    <style:style style:name="P46" style:family="paragraph" style:parent-style-name="Standard">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7"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8"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49"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0" style:family="paragraph" style:parent-style-name="Text_20_body">
      <style:paragraph-properties fo:margin-left="0cm" fo:margin-right="0cm" fo:orphans="2" fo:widows="2" fo:text-indent="0cm" style:auto-text-indent="false" style:writing-mode="lr-tb"/>
    </style:style>
    <style:style style:name="P51" style:family="paragraph" style:parent-style-name="Text_20_body">
      <style:paragraph-properties fo:margin-left="0cm" fo:margin-right="0cm" fo:text-align="start" style:justify-single-word="false" fo:orphans="2" fo:widows="2" fo:text-indent="0cm" style:auto-text-indent="false" style:writing-mode="lr-tb"/>
    </style:style>
    <style:style style:name="P52" style:family="paragraph" style:parent-style-name="List_20_Continue">
      <style:paragraph-properties fo:margin-left="-1.27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Text_20_body">
      <style:paragraph-properties fo:margin-left="2.54cm" fo:margin-right="0cm" fo:margin-top="0cm" fo:margin-bottom="0cm" fo:text-indent="0cm" style:auto-text-indent="false"/>
    </style:style>
    <style:style style:name="P55"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56" style:family="paragraph" style:parent-style-name="Text_20_body">
      <style:paragraph-properties fo:margin-left="1.27cm" fo:margin-right="0cm" fo:text-indent="0cm" style:auto-text-indent="false"/>
      <style:text-properties fo:font-style="italic" style:font-style-asian="italic"/>
    </style:style>
    <style:style style:name="P57"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58"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59"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0"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6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6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64"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65"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66" style:family="paragraph" style:parent-style-name="Standard">
      <style:paragraph-properties fo:margin-left="1.27cm" fo:margin-right="0cm" fo:margin-top="0cm" fo:margin-bottom="0.203cm" fo:text-indent="0cm" style:auto-text-indent="false"/>
    </style:style>
    <style:style style:name="P67"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68" style:family="paragraph" style:parent-style-name="List_20_Continue">
      <style:paragraph-properties fo:margin-left="1.27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69" style:family="paragraph" style:parent-style-name="Text_20_body">
      <style:paragraph-properties fo:margin-left="1.27cm" fo:margin-right="0cm" fo:orphans="2" fo:widows="2" fo:text-indent="0cm" style:auto-text-indent="false" style:writing-mode="lr-tb"/>
    </style:style>
    <style:style style:name="P70" style:family="paragraph" style:parent-style-name="Date">
      <style:paragraph-properties fo:margin-left="6.35cm" fo:margin-right="0cm" fo:text-indent="0cm" style:auto-text-indent="false"/>
    </style:style>
    <style:style style:name="P71" style:family="paragraph" style:parent-style-name="Text_20_body">
      <style:paragraph-properties fo:margin-left="-2.54cm" fo:margin-right="0cm" fo:text-indent="0cm" style:auto-text-indent="false"/>
    </style:style>
    <style:style style:name="P72"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73"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74" style:family="paragraph" style:parent-style-name="Text_20_body">
      <style:text-properties fo:font-size="12pt" fo:font-style="normal" style:font-size-asian="12pt" style:font-style-asian="normal" style:font-size-complex="12pt" style:font-style-complex="normal"/>
    </style:style>
    <style:style style:name="P75"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76" style:family="paragraph" style:parent-style-name="Text_20_body">
      <style:text-properties fo:font-size="10.5pt" fo:font-style="italic" style:font-style-asian="italic" style:font-style-complex="italic"/>
    </style:style>
    <style:style style:name="P77" style:family="paragraph" style:parent-style-name="Text_20_body">
      <style:text-properties style:font-name="TimesNewRomanPSMT" fo:font-size="12pt" style:font-name-asian="TimesNewRomanPSMT" style:font-size-asian="12pt" style:font-name-complex="TimesNewRomanPSMT" style:font-size-complex="12pt"/>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80" style:family="paragraph" style:parent-style-name="Standard">
      <style:paragraph-properties fo:margin-top="0cm" fo:margin-bottom="0.203cm"/>
    </style:style>
    <style:style style:name="P81" style:family="paragraph" style:parent-style-name="Standard">
      <style:paragraph-properties fo:margin-top="0cm" fo:margin-bottom="0.203cm"/>
      <style:text-properties fo:color="#000000"/>
    </style:style>
    <style:style style:name="P82" style:family="paragraph" style:parent-style-name="Standard">
      <style:paragraph-properties fo:margin-top="0cm" fo:margin-bottom="0.203cm"/>
      <style:text-properties fo:color="#000000" fo:font-weight="normal" style:font-weight-asian="normal" style:font-weight-complex="normal"/>
    </style:style>
    <style:style style:name="P83" style:family="paragraph" style:parent-style-name="Standard">
      <style:paragraph-properties fo:margin-top="0cm" fo:margin-bottom="0.203cm"/>
      <style:text-properties fo:color="#000000" fo:font-style="italic" style:font-style-asian="italic" style:font-style-complex="italic"/>
    </style:style>
    <style:style style:name="P84" style:family="paragraph" style:parent-style-name="Standard">
      <style:paragraph-properties fo:margin-left="-1.27cm" fo:margin-right="0cm" fo:margin-top="0.494cm" fo:margin-bottom="0.494cm" fo:text-indent="1.27cm" style:auto-text-indent="false"/>
    </style:style>
    <style:style style:name="P85"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86" style:family="paragraph" style:parent-style-name="Standard">
      <style:paragraph-properties fo:margin-left="0.741cm" fo:margin-right="0cm" fo:text-indent="0cm" style:auto-text-indent="false"/>
      <style:text-properties fo:font-style="italic" style:font-style-asian="italic" style:font-style-complex="italic"/>
    </style:style>
    <style:style style:name="P87" style:family="paragraph" style:parent-style-name="Text_20_body">
      <style:paragraph-properties fo:margin-top="0cm" fo:margin-bottom="0cm"/>
    </style:style>
    <style:style style:name="P88" style:family="paragraph" style:parent-style-name="Text_20_body">
      <style:paragraph-properties fo:margin-top="0cm" fo:margin-bottom="0cm"/>
      <style:text-properties style:font-name="Times New Roman" fo:font-size="12pt" style:font-name-asian="TimesNewRomanPSMT" style:font-size-asian="12pt" style:font-name-complex="TimesNewRomanPSMT" style:font-size-complex="12pt"/>
    </style:style>
    <style:style style:name="P8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90" style:family="paragraph" style:parent-style-name="Contents_20_2">
      <style:paragraph-properties>
        <style:tab-stops>
          <style:tab-stop style:position="14.034cm" style:type="right" style:leader-style="dotted" style:leader-text="."/>
        </style:tab-stops>
      </style:paragraph-properties>
    </style:style>
    <style:style style:name="P91" style:family="paragraph" style:parent-style-name="Contents_20_3">
      <style:paragraph-properties>
        <style:tab-stops>
          <style:tab-stop style:position="13.61cm" style:type="right" style:leader-style="dotted" style:leader-text="."/>
        </style:tab-stops>
      </style:paragraph-properties>
    </style:style>
    <style:style style:name="P92" style:family="paragraph" style:parent-style-name="Heading_20_2">
      <style:text-properties style:font-name="Times New Roman"/>
    </style:style>
    <style:style style:name="P93" style:family="paragraph" style:parent-style-name="Heading_20_2">
      <style:paragraph-properties fo:margin-left="0.021cm" fo:margin-right="0cm" fo:text-indent="0cm" style:auto-text-indent="false"/>
    </style:style>
    <style:style style:name="P94" style:family="paragraph" style:parent-style-name="Heading_20_2">
      <style:paragraph-properties fo:margin-left="0cm" fo:margin-right="0cm" fo:text-indent="0cm" style:auto-text-indent="false"/>
    </style:style>
    <style:style style:name="P95" style:family="paragraph" style:parent-style-name="Heading_20_2">
      <style:paragraph-properties fo:orphans="2" fo:widows="2" style:writing-mode="lr-tb"/>
    </style:style>
    <style:style style:name="P96" style:family="paragraph" style:parent-style-name="Standard" style:list-style-name="L1">
      <style:paragraph-properties fo:margin-left="0cm" fo:margin-right="0cm" fo:margin-top="0cm" fo:margin-bottom="0.203cm" fo:text-indent="0cm" style:auto-text-indent="false"/>
    </style:style>
    <style:style style:name="P97"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98"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9" style:family="paragraph" style:parent-style-name="Standard" style:list-style-name="L2">
      <style:paragraph-properties fo:margin-left="1.27cm" fo:margin-right="0cm" fo:margin-top="0cm" fo:margin-bottom="0.203cm" fo:text-indent="0cm" style:auto-text-indent="false"/>
    </style:style>
    <style:style style:name="P100" style:family="paragraph" style:parent-style-name="Text_20_body" style:list-style-name="WW8Num18">
      <style:paragraph-properties fo:margin-left="-2.54cm" fo:margin-right="0cm" fo:margin-top="0cm" fo:margin-bottom="0.203cm" fo:text-indent="0cm" style:auto-text-indent="false"/>
    </style:style>
    <style:style style:name="P101"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102" style:family="paragraph" style:parent-style-name="Text_20_body" style:list-style-name="WW8Num33">
      <style:paragraph-properties fo:margin-left="-1.27cm" fo:margin-right="0cm" fo:text-indent="0cm" style:auto-text-indent="false"/>
    </style:style>
    <style:style style:name="P103" style:family="paragraph" style:parent-style-name="Text_20_body" style:list-style-name="WW8Num33">
      <style:paragraph-properties fo:margin-left="0cm" fo:margin-right="0cm" fo:text-indent="0cm" style:auto-text-indent="false"/>
    </style:style>
    <style:style style:name="P104" style:family="paragraph" style:parent-style-name="Text_20_body" style:list-style-name="L4">
      <style:paragraph-properties fo:margin-left="1.27cm" fo:margin-right="0cm" fo:margin-top="0cm" fo:margin-bottom="0cm" fo:text-indent="0cm" style:auto-text-indent="false"/>
    </style:style>
    <style:style style:name="P105" style:family="paragraph" style:parent-style-name="Text_20_body" style:list-style-name="L4">
      <style:paragraph-properties fo:margin-left="2.54cm" fo:margin-right="0cm" fo:margin-top="0cm" fo:margin-bottom="0cm" fo:text-indent="0cm" style:auto-text-indent="false"/>
    </style:style>
    <style:style style:name="P106" style:family="paragraph" style:parent-style-name="Text_20_body" style:list-style-name="L4">
      <style:paragraph-properties fo:margin-left="2.54cm" fo:margin-right="0cm" fo:margin-top="0cm" fo:margin-bottom="0cm" fo:text-indent="0cm" style:auto-text-indent="false"/>
      <style:text-properties style:language-asian="zh" style:country-asian="CN"/>
    </style:style>
    <style:style style:name="P107" style:family="paragraph" style:parent-style-name="Text_20_body" style:list-style-name="L4">
      <style:paragraph-properties fo:margin-left="2.54cm" fo:margin-right="0cm" fo:text-indent="0cm" style:auto-text-indent="false"/>
    </style:style>
    <style:style style:name="P108" style:family="paragraph" style:parent-style-name="List" style:list-style-name="WW8Num24">
      <style:paragraph-properties fo:margin-left="-1.27cm" fo:margin-right="0cm" fo:text-indent="-0.635cm" style:auto-text-indent="false"/>
    </style:style>
    <style:style style:name="P109" style:family="paragraph" style:parent-style-name="List" style:list-style-name="WW8Num24">
      <style:paragraph-properties fo:margin-left="-1.27cm" fo:margin-right="0cm" fo:margin-top="0cm" fo:margin-bottom="0.203cm" fo:text-indent="-0.635cm" style:auto-text-indent="false"/>
    </style:style>
    <style:style style:name="P110" style:family="paragraph" style:parent-style-name="List_20_Number_20_4">
      <style:paragraph-properties fo:margin-left="-2.54cm" fo:margin-right="0cm" fo:text-indent="0cm" style:auto-text-indent="false"/>
    </style:style>
    <style:style style:name="P111"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P112" style:family="paragraph" style:parent-style-name="List_20_Continue" style:list-style-name="L1">
      <style:paragraph-properties fo:margin-left="0cm" fo:margin-right="0cm" fo:margin-top="0cm" fo:margin-bottom="0.203cm" fo:text-indent="0cm" style:auto-text-indent="false"/>
    </style:style>
    <style:style style:name="P113"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4"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5" style:family="paragraph" style:parent-style-name="List_20_Number" style:list-style-name="L5">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6"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style:language-asian="zh" style:country-asian="CN"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style:language-asian="zh" style:country-asian="CN"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italic" fo:font-weight="bold" style:font-size-asian="11pt" style:font-style-asian="italic" style:font-weight-asian="bold"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fo:color="#ff0000"/>
    </style:style>
    <style:style style:name="T18" style:family="text">
      <style:text-properties fo:font-style="normal" style:font-style-asian="normal" style:font-style-complex="normal"/>
    </style:style>
    <style:style style:name="T19" style:family="text">
      <style:text-properties fo:font-style="normal" fo:font-weight="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style:font-weight-asian="bold"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fo:font-weight="normal"/>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normal" style:font-style-asian="normal" style:font-style-complex="normal"/>
    </style:style>
    <style:style style:name="T28" style:family="text">
      <style:text-properties fo:color="#000000" fo:font-style="normal" fo:font-weight="bold" style:font-style-asian="normal" style:font-weight-asian="bold" style:font-style-complex="normal" style:font-weight-complex="bold"/>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size="10.5pt" fo:font-style="italic" style:font-style-asian="italic" style:font-style-complex="italic"/>
    </style:style>
    <style:style style:name="T31" style:family="text">
      <style:text-properties fo:color="#000000" fo:font-size="10.5pt" fo:font-style="italic" fo:font-weight="normal" style:font-style-asian="italic" style:font-style-complex="italic"/>
    </style:style>
    <style:style style:name="T32" style:family="text">
      <style:text-properties fo:color="#000000" style:font-name="Times New Roman" fo:font-size="14pt" style:font-size-asian="14pt" style:font-size-complex="14pt"/>
    </style:style>
    <style:style style:name="T33" style:family="text">
      <style:text-properties fo:color="#000000" style:font-name="Times New Roman" fo:font-style="normal" fo:font-weight="normal" style:font-style-asian="normal" style:font-weight-asian="normal" style:font-style-complex="normal" style:font-weight-complex="normal"/>
    </style:style>
    <style:style style:name="T34"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6"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7"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8"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9"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40"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4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2"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43" style:family="text">
      <style:text-properties fo:color="#000000" style:font-name="Arial" fo:font-style="normal" fo:font-weight="bold" style:font-style-asian="normal" style:font-weight-asian="bold" style:font-style-complex="normal" style:font-weight-complex="bold"/>
    </style:style>
    <style:style style:name="T44"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45"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46"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48" style:family="text">
      <style:text-properties fo:color="#000000" fo:font-size="12pt" style:text-underline-style="none" style:font-name-asian="TimesNewRomanPSMT" style:font-size-asian="12pt" style:font-name-complex="TimesNewRomanPSMT" style:font-size-complex="12pt"/>
    </style:style>
    <style:style style:name="T49"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50" style:family="text">
      <style:text-properties fo:color="#000000" style:text-underline-style="solid" style:text-underline-width="auto" style:text-underline-color="font-color"/>
    </style:style>
    <style:style style:name="T51" style:family="text">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2" style:family="text">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53" style:family="text">
      <style:text-properties style:font-name="Helv" fo:font-size="10pt" fo:font-style="italic" style:font-size-asian="10pt" style:font-style-asian="italic" style:font-name-complex="Helv" style:font-size-complex="10pt"/>
    </style:style>
    <style:style style:name="T54" style:family="text">
      <style:text-properties style:font-name="Helv" fo:font-size="10pt" fo:language="da" fo:country="DK" fo:font-style="italic" style:font-size-asian="10pt" style:font-style-asian="italic" style:font-name-complex="Helv" style:font-size-complex="10pt"/>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style:font-size-asian="12pt" style:language-asian="zh" style:country-asian="CN"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style="italic" fo:font-weight="bold" style:font-size-asian="12pt" style:font-style-asian="italic" style:font-weight-asian="bold" style:font-size-complex="12pt" style:font-style-complex="italic" style:font-weight-complex="bold"/>
    </style:style>
    <style:style style:name="T60" style:family="text">
      <style:text-properties fo:font-size="12pt" style:font-size-asian="12pt" style:font-size-complex="12pt"/>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none" style:font-size-asian="12pt" style:font-size-complex="12pt"/>
    </style:style>
    <style:style style:name="T64" style:family="text">
      <style:text-properties style:text-underline-style="none"/>
    </style:style>
    <style:style style:name="T65" style:family="text">
      <style:text-properties fo:font-size="10.5pt"/>
    </style:style>
    <style:style style:name="T66" style:family="text">
      <style:text-properties fo:font-size="10.5pt" fo:font-style="italic" style:font-style-asian="italic" style:font-style-complex="italic"/>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fo:font-size="14pt" style:font-size-asian="14pt" style:font-size-complex="14pt"/>
    </style:style>
    <style:style style:name="T70" style:family="text">
      <style:text-properties fo:font-size="14pt" fo:font-style="normal" style:font-size-asian="14pt" style:font-style-asian="normal" style:font-size-complex="14pt" style:font-style-complex="normal"/>
    </style:style>
    <style:style style:name="T71" style:family="text">
      <style:text-properties style:font-name="TimesNewRomanPSMT" fo:font-size="12pt" style:font-name-asian="TimesNewRomanPSMT" style:font-size-asian="12pt" style:font-name-complex="TimesNewRomanPSMT" style:font-size-complex="12pt"/>
    </style:style>
    <style:style style:name="T7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6"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style:language-asian="zh" style:country-asian="CN"/>
    </style:style>
    <style:style style:name="T7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7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0" style:family="text">
      <style:text-properties style:use-window-font-color="true" style:font-name="Times New Roman" fo:font-style="italic" style:font-name-asian="Times New Roman" style:font-style-asian="italic" style:font-name-complex="Times New Roman" style:font-style-complex="italic"/>
    </style:style>
    <style:style style:name="T81"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82"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83"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T84"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5" style:family="text">
      <style:text-properties style:font-name="Times New Roman" fo:font-size="12pt" style:font-size-asian="12pt" style:font-size-complex="12pt"/>
    </style:style>
    <style:style style:name="T86"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8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88" style:family="text">
      <style:text-properties style:font-name="Times New Roman"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time-style style:name="N43">
      <number:am-pm/>
      <number:text> </number:text>
      <number:hours number:style="long"/>
      <number:text>:</number:text>
      <number:minutes number:style="long"/>
      <number:text>:</number:text>
      <number:seconds number:style="long"/>
    </number:time-style>
    <number:date-style style:name="N115">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xCAT 2 on AIX</text:p>
      <text:p text:style-name="P11">Installing AIX standalone nodes </text:p>
      <text:p text:style-name="P12">(using standard NIM rte method)</text:p>
      <text:p text:style-name="P70"><text:date style:data-style-name="N115" text:date-value="2010-09-17T16:53:47.19">2010／9／17</text:date>, <text:time style:data-style-name="N43" text:time-value="2010-09-17T16:53:47.19">04:53:47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89"><text:a xlink:type="simple" xlink:href="#1. Overview|outline">1.0 <text:s/>Overview<text:tab/>1</text:a></text:p>
          <text:p text:style-name="P89"><text:a xlink:type="simple" xlink:href="#2.Installing AIX nodes (using standard NIM rte method)|outline">2.0 Installing AIX nodes (using standard NIM rte method)<text:tab/>2</text:a></text:p>
          <text:p text:style-name="P90"><text:a xlink:type="simple" xlink:href="#2.1.Create an operating system image|outline">2.1 Create an operating system image<text:tab/>2</text:a></text:p>
          <text:p text:style-name="P90"><text:a xlink:type="simple" xlink:href="#2.2.Create an image_data resource (optional)|outline">2.2 Create an image_data resource (optional)<text:tab/>4</text:a></text:p>
          <text:p text:style-name="P90"><text:a xlink:type="simple" xlink:href="#2.3.Add additional software |outline">2.3 Add additional software <text:tab/>5</text:a></text:p>
          <text:p text:style-name="P91"><text:a xlink:type="simple" xlink:href="#2.3.1.Copy the software to the lpp_source resource|outline">2.3.1 Copy the software to the lpp_source resource<text:tab/>6</text:a></text:p>
          <text:p text:style-name="P91"><text:a xlink:type="simple" xlink:href="#2.3.2.Create NIM installp_bundle resources|outline">2.3.2 Create NIM installp_bundle resources<text:tab/>6</text:a></text:p>
          <text:p text:style-name="P91"><text:a xlink:type="simple" xlink:href="#2.3.3.Check the osimage (optional)|outline">2.3.3 Check the osimage (optional)<text:tab/>7</text:a></text:p>
          <text:p text:style-name="P90"><text:a xlink:type="simple" xlink:href="#2.4.Define xCAT networks|outline">2.4 Define xCAT networks<text:tab/>7</text:a></text:p>
          <text:p text:style-name="P90"><text:a xlink:type="simple" xlink:href="#2.5.Create additional NIM network definitions (optional)  |outline">2.5 Create additional NIM network definitions (optional) <text:s/><text:tab/>8</text:a></text:p>
          <text:p text:style-name="P90"><text:a xlink:type="simple" xlink:href="#2.6.Define the HMC as an xCAT node|outline">2.6 Define the HMC as an xCAT node<text:tab/>9</text:a></text:p>
          <text:p text:style-name="P90"><text:a xlink:type="simple" xlink:href="#2.7.Discover the LPARs managed by the HMC|outline">2.7 Discover the LPARs managed by the HMC<text:tab/>10</text:a></text:p>
          <text:p text:style-name="P90"><text:a xlink:type="simple" xlink:href="#2.8.Define xCAT cluster nodes|outline">2.8 Define xCAT cluster nodes<text:tab/>11</text:a></text:p>
          <text:p text:style-name="P90"><text:a xlink:type="simple" xlink:href="#2.9.Add IP addresses and hostnames to /etc/hosts|outline">2.9 Add IP addresses and hostnames to /etc/hosts<text:tab/>11</text:a></text:p>
          <text:p text:style-name="P90"><text:a xlink:type="simple" xlink:href="#2.10.Define xCAT groups (optional)|outline">2.10 Define xCAT groups (optional)<text:tab/>11</text:a></text:p>
          <text:p text:style-name="P90"><text:a xlink:type="simple" xlink:href="#2.11. Set up customization scripts (optional)|outline">2.11 <text:s/>Set up customization scripts (optional)<text:tab/>12</text:a></text:p>
          <text:p text:style-name="P91"><text:a xlink:type="simple" xlink:href="#2.11.1.Add NTP setup script |outline">2.11.1 Add NTP setup script <text:tab/>12</text:a></text:p>
          <text:p text:style-name="P91"><text:a xlink:type="simple" xlink:href="#2.11.2. Add secondary adapter configuration script|outline">2.11.2 <text:s/>Add secondary adapter configuration script<text:tab/>13</text:a></text:p>
          <text:p text:style-name="P91"><text:a xlink:type="simple" xlink:href="#2.11.3. Configure NIM to use nimsh and SSL.|outline">2.11.3 <text:s/>Configure NIM to use nimsh and SSL.<text:tab/>13</text:a></text:p>
          <text:p text:style-name="P90"><text:a xlink:type="simple" xlink:href="#2.12.Create prescripts (optional)|outline">2.12 Create prescripts (optional)<text:tab/>14</text:a></text:p>
          <text:p text:style-name="P90"><text:a xlink:type="simple" xlink:href="#2.13.Gather MAC information for the install adapters.|outline">2.13 Gather MAC information for the install adapters.<text:tab/>15</text:a></text:p>
          <text:p text:style-name="P90"><text:a xlink:type="simple" xlink:href="#2.14.Create NIM client &amp; group definitions|outline">2.14 Create NIM client &amp; group definitions<text:tab/>16</text:a></text:p>
          <text:p text:style-name="P90"><text:a xlink:type="simple" xlink:href="#2.15.Initialize the AIX/NIM  nodes|outline">2.15 Initialize the AIX/NIM <text:s/>nodes<text:tab/>17</text:a></text:p>
          <text:p text:style-name="P90"><text:a xlink:type="simple" xlink:href="#2.16.DHCP configuration(Optional)|outline">2.16 DHCP configuration(Optional)<text:tab/>17</text:a></text:p>
          <text:p text:style-name="P90"><text:a xlink:type="simple" xlink:href="#2.17.Open a remote console (optional)|outline">2.17 Open a remote console (optional)<text:tab/>18</text:a></text:p>
          <text:p text:style-name="P90"><text:a xlink:type="simple" xlink:href="#2.18.Initiate a network boot|outline">2.18 Initiate a network boot<text:tab/>18</text:a></text:p>
          <text:p text:style-name="P90"><text:a xlink:type="simple" xlink:href="#2.19.Verify the deployment|outline">2.19 Verify the deployment<text:tab/>19</text:a></text:p>
          <text:p text:style-name="P89"><text:a xlink:type="simple" xlink:href="#3.Cleanup|outline">3.0 Cleanup<text:tab/>19</text:a></text:p>
          <text:p text:style-name="P90"><text:a xlink:type="simple" xlink:href="#3.1.Removing NIM machine definitions|outline">3.1 Removing NIM machine definitions<text:tab/>20</text:a></text:p>
          <text:p text:style-name="P90"><text:a xlink:type="simple" xlink:href="#3.2.Removing NIM resources |outline">3.2 Removing NIM resources <text:tab/>20</text:a></text:p>
        </text:index-body>
      </text:table-of-content>
      <text:p text:style-name="P1"/>
      <text:h text:style-name="Heading_20_1" text:outline-level="1"><text:s/>Overview</text:h>
      <text:p text:style-name="Standard"/>
      <text:p text:style-name="P45">This “How-To” illustrates how AIX “standalone” machines may be installed using the NIM “rte” method.</text:p>
      <text:p text:style-name="P45">The process uses xCAT features to automatically run the necessary NIM commands. <text:s text:c="2"/></text:p>
      <text:list xml:id="list36665395" text:style-name="WW8Num18">
        <text:list-item>
          <text:list>
            <text:list-header>
              <text:p text:style-name="P100"><text:soft-page-break/>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8">The process described below is one basic set of steps that may be used to install an AIX standalone node using the NIM “rte” installation method and is not meant to be a comprehensive guide of all the available NIM options. </text:p>
      <text:p text:style-name="P82">Before starting this process it is assumed you have completed the following.</text:p>
      <text:list xml:id="list36657376" text:style-name="WW8Num24">
        <text:list-item>
          <text:p text:style-name="P108">An AIX system has been installed to use as an xCAT management node.</text:p>
        </text:list-item>
        <text:list-item>
          <text:p text:style-name="P108">The cluster network is configured. (The Ethernet network that will be used to perform the network boot of the nodes.)</text:p>
        </text:list-item>
        <text:list-item>
          <text:p text:style-name="P108">xCAT and prerequisite software has been installed and configured on the management node.</text:p>
        </text:list-item>
        <text:list-item>
          <text:p text:style-name="P109">Any logical partitions that will be used have already been created using the HMC interfaces. <text:s/></text:p>
        </text:list-item>
      </text:list>
      <text:h text:style-name="Heading_20_1" text:outline-level="1">Installing AIX nodes (<text:span text:style-name="T24">using standard NIM rte method)</text:span></text:h>
      <text:h text:style-name="Heading_20_2" text:outline-level="2">Create an operating system image</text:h>
      <text:p text:style-name="Standard"/>
      <text:p text:style-name="P22">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comn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22"><text:span text:style-name="T2">Note:</text:span> For various reasons it is recommended that you <text:span text:style-name="T16">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22"><text:soft-page-break/>By default, the <text:span text:style-name="T2">mknimimage</text:span> command will create the NIM resources in subdirectories of <text:s/>/install. <text:s text:c="2"/>Some of the NIM resources are quite large (1-2G) so it may be necessary to increase the files size limit. </text:p>
      <text:p text:style-name="P22">For example, to set the file size limit to “unlimited” for the user “root” you could run the following command.</text:p>
      <text:p text:style-name="P22"><text:tab/><text:span text:style-name="T5">/usr/bin/chuser fsize=-1 root</text:span></text:p>
      <text:p text:style-name="P22">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8">”).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4">osimage</text:span> named “<text:span text:style-name="T4">610image</text:span>” using the images contained in the <text:span text:style-name="T4">/myimages</text:span> directory you could run the following command.</text:p>
      <text:p text:style-name="P22"><text:tab/><text:span text:style-name="T5">mknimimage -s /myimages 610image</text:span></text:p>
      <text:p text:style-name="P23">(Creating the NIM resources could take a while!)</text:p>
      <text:p text:style-name="P23"><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2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22">For example:</text:p>
      <text:p text:style-name="P22"><text:tab/><text:span text:style-name="T8">mknimimage -s /myimages 610image resolv_conf=my_resolv_conf</text:span></text:p>
      <text:p text:style-name="P22"><text:span text:style-name="T2">Any additional NIM resources specified on the command line must be previously created using NIM interfaces. </text:span><text:s/>(Which means NIM must have been configured previously. )</text:p>
      <text:p text:style-name="P23"><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text:span text:style-name="T16">When you initialize and install the nodes xCAT will use whatever resources are specified in the </text:span><text:span text:style-name="T10">osimage</text:span><text:span text:style-name="T16"> definition.</text:span></text:p>
      <text:p text:style-name="P2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8">”), except for the SPOT name. <text:s/>The default name for the SPOT resource will be the same as the </text:span><text:span text:style-name="T4">osimage</text:span><text:span text:style-name="T18"> name.</text:span></text:p>
      <text:p text:style-name="P23"><text:soft-page-break/>For example:</text:p>
      <text:p text:style-name="P5"><text:span text:style-name="T18"><text:tab/></text:span><text:span text:style-name="T4">Object name: </text:span><text:span text:style-name="T8">610image</text:span></text:p>
      <text:p text:style-name="P6"><text:tab/><text:tab/>bosinst_data=<text:span text:style-name="T67">610image</text:span>_bosinst_data</text:p>
      <text:p text:style-name="P6"><text:s text:c="4"/><text:tab/><text:tab/>imagetype=NIM</text:p>
      <text:p text:style-name="P5"><text:span text:style-name="T4"><text:s text:c="4"/><text:tab/><text:tab/>lpp_source=</text:span><text:span text:style-name="T8">610image</text:span><text:span text:style-name="T4">_lpp_source</text:span></text:p>
      <text:p text:style-name="P5"><text:span text:style-name="T4"><text:tab/><text:tab/></text:span><text:span text:style-name="T4">nimmethod=rte</text:span></text:p>
      <text:p text:style-name="P6"><text:s text:c="4"/><text:tab/><text:tab/>nimtype=standalone</text:p>
      <text:p text:style-name="P6"><text:s text:c="4"/><text:tab/><text:tab/>osname=AIX</text:p>
      <text:p text:style-name="P6"><text:s text:c="4"/><text:tab/><text:tab/>resolv_conf=<text:span text:style-name="T67">610image</text:span>_resolv_conf</text:p>
      <text:p text:style-name="P6"><text:s text:c="4"/><text:tab/><text:tab/>spot= <text:span text:style-name="T67">610image</text:span></text:p>
      <text:p text:style-name="P6"/>
      <text:p text:style-name="P22"><text:span text:style-name="T18">Once the initial </text:span><text:span text:style-name="T4">osimage</text:span><text:span text:style-name="T18"> definition is created you can change it by using the </text:span><text:span text:style-name="T21">chdef</text:span><text:span text:style-name="T18"> command. <text:s/>For example, you may need to create additional NIM resources to use when installing the nodes, such as </text:span><text:span text:style-name="T4">script</text:span><text:span text:style-name="T18"> or </text:span><text:span text:style-name="T4">installp_bundle</text:span><text:span text:style-name="T18"> resources. <text:s/></text:span></text:p>
      <text:p text:style-name="P22"><text:span text:style-name="T18">To add an </text:span><text:span text:style-name="T4">installp_bundle</text:span><text:span text:style-name="T18"> resource to the </text:span><text:span text:style-name="T4">osimage</text:span><text:span text:style-name="T18"> definition created in the previous example you could run the </text:span><text:span text:style-name="T21">chdef</text:span><text:span text:style-name="T18"> command as follows.</text:span></text:p>
      <text:p text:style-name="P22"><text:span text:style-name="T18"><text:tab/></text:span><text:span text:style-name="T4">chdef -t osimage -o 610image installp_bundle=mybundlename </text:span></text:p>
      <text:p text:style-name="P37">The xCAT <text:span text:style-name="T4">osimage</text:span> definition can be listed using the <text:span text:style-name="T2">lsdef</text:span> command and removed using the <text:span text:style-name="T2">rmnimimage</text:span> command. <text:s/>See the man pages for details.</text:p>
      <text:p text:style-name="P37">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37">You can list NIM resource definitions using the AIX <text:span text:style-name="T2">lsnim</text:span> command. For example, if the name of your SPOT resource is "<text:span text:style-name="T4">610image</text:span>" then you could get the details by running: <text:s text:c="2"/></text:p>
      <text:p text:style-name="P37"><text:tab/><text:span text:style-name="T59">lsnim -l 610image</text:span></text:p>
      <text:p text:style-name="P37">To see the actual contents of a NIM resource use "<text:span text:style-name="T4">nim -o showres &lt;resource name&gt;</text:span>". <text:s/>For example, to get a list of the software installed in your SPOT you could run:</text:p>
      <text:p text:style-name="P37"><text:s text:c="8"/><text:tab/><text:span text:style-name="T59">nim -o showres <text:s/>610image</text:span></text:p>
      <text:p text:style-name="P36"><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n image_data resource (optional)</text:h>
      <text:p text:style-name="Standard"/>
      <text:p text:style-name="Standard">Starting with xCAT 2.5 support has been added for NIM image_data resources.</text:p>
      <text:p text:style-name="Standard"/>
      <text:p text:style-name="Standard">A NIM image_data resource is a file that contains stanzas of information that is used when creating file systems on the node. <text:s/><text:span text:style-name="T16">To use this support you must create the file , define it as a NIM resource, and add it to the xCAT osimage definition.</text:span></text:p>
      <text:p text:style-name="Standard"><text:soft-page-break/></text:p>
      <text:p text:style-name="Standard">To help simplify this process xCAT ships a sample image_data file called <text:span text:style-name="T4">/opt/xcat/share/xcat/image_data/xCATsnData. <text:s text:c="2"/></text:span><text:span text:style-name="T18">This file assumes you will have at least 70G of disk space available. <text:s text:c="2"/>It also sets the physical partition size to 128M.</text:span></text:p>
      <text:p text:style-name="P4"/>
      <text:p text:style-name="P4">This sample image_data file is intended to be used when installing xCAT service nodes but it may also be used for basic standalone compute nodes.</text:p>
      <text:p text:style-name="P4"/>
      <text:p text:style-name="P4">It sets the following default file system sizes.</text:p>
      <text:p text:style-name="P86">/var -&gt; <text:s/>5G </text:p>
      <text:p text:style-name="P86">/opt -&gt; 10G </text:p>
      <text:p text:style-name="P86">/ -&gt; <text:s/>30G </text:p>
      <text:p text:style-name="P86">/usr -&gt; <text:s/>4G </text:p>
      <text:p text:style-name="P86">/tmp -&gt; <text:s/>3G</text:p>
      <text:p text:style-name="P86">/home -&gt; 0.12G</text:p>
      <text:p text:style-name="P86">/admin -&gt; 0.12 G </text:p>
      <text:p text:style-name="P86">/livedump -&gt; 0.25G</text:p>
      <text:p text:style-name="P86"/>
      <text:p text:style-name="P16">If you need to change any of these be aware that you must change two stanzas for each file system. <text:s/>One is the fs_data and the other is the corresponding vg_data.</text:p>
      <text:p text:style-name="P16"/>
      <text:p text:style-name="P16">Once you have settled on a final version of the image_data file you can copy it to the location that will be used when defining NIM resources. <text:s/>(ex. <text:s/><text:span text:style-name="T4">/install/nim/image_data/myimage_data</text:span>)</text:p>
      <text:p text:style-name="P16"/>
      <text:p text:style-name="P16">To define the NIM resource you could use the SMIT interfaces or run a command similer to the following.</text:p>
      <text:p text:style-name="P16"/>
      <text:p text:style-name="P17"><text:tab/><text:span text:style-name="T73">nim -o define -t image_data -a server=master -a location= <text:tab/>/install/nim/image_data/myimage_data <text:s text:c="2"/>myimage_data</text:span></text:p>
      <text:p text:style-name="P18"/>
      <text:p text:style-name="P27">To add these bundle resources to your xCAT osimage definition run:</text:p>
      <text:p text:style-name="P23"><text:span text:style-name="T73"><text:tab/></text:span><text:span text:style-name="T72">chdef -t osimage -o <text:s/></text:span><text:span text:style-name="T74">610SNimage image_data=</text:span><text:span text:style-name="T72">myimage_data</text:span></text:p>
      <text:p text:style-name="P28">For more information on using the image_data resource refer the the AIX/NIM documentation.</text:p>
      <text:h text:style-name="Heading_20_2" text:outline-level="2">Add additional software </text:h>
      <text:p text:style-name="Standard"/>
      <text:p text:style-name="P33"><text:span text:style-name="T16">On xCAT cluster nodes you will have to install </text:span><text:span text:style-name="T10">openssl</text:span><text:span text:style-name="T16"> and </text:span><text:span text:style-name="T10">openssh</text:span><text:span text:style-name="T16"> <text:s/>as well as some prerequisite RPM packages that were included in the xCAT dependency tar file. <text:s text:c="2"/></text:span></text:p>
      <text:p text:style-name="P34"><text:span text:style-name="T2">Note: </text:span>If you have other additional software that you wish to have installed you can use the same basic method that is described below. </text:p>
      <text:p text:style-name="P33">The software required by xCAT is specified in the sample bundle file discussed below. <text:s/>The installp filesets should be available from the AIX product media. <text:s/>The <text:soft-page-break/>prerequisite rpms are available in the dep-aix-&lt;version&gt;.tar.gz tar file that you downloaded from the xCAT download page.</text:p>
      <text:h text:style-name="Heading_20_3" text:outline-level="3">Copy the software to the lpp_source resource</text:h>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ext:span text:style-name="T2">Note:</text:span> In newer versions of the <text:s/><text:span text:style-name="T23">dep-aix-&lt;version&gt;.tar.gz tar file the packges are found in subdirectories corresponding to the AIX OS version (ex. 6.1, 71. etc).</text:span></text:p>
      <text:p text:style-name="Text_20_body">To add all the packages to your <text:s/>lpp_source resource, you can run the following:</text:p>
      <text:p text:style-name="Text_20_body"><text:tab/><text:span text:style-name="T59">nim -o update -a packages=all -a source=/tmp/images/</text:span><text:span text:style-name="T47">dep-aix/6.1</text:span><text:span text:style-name="T59"> <text:s/>610image_lpp_source</text:span></text:p>
      <text:p text:style-name="P74">The NIM command will find the correct directories and update the lpp_source resource.</text:p>
      <text:h text:style-name="Heading_20_3" text:outline-level="3">Create NIM installp_bundle resources</text:h>
      <text:p text:style-name="P74">To get this additional software installed we need a way to tell NIM to include it in the installation. <text:s/>To facilitate this you can use the sample bundle files that are provided by xCAT.</text:p>
      <text:p text:style-name="P74">To use the bundle files you need to define them as NIM resources and add them to the xCAT <text:span text:style-name="T4">osimage</text:span> definition. </text:p>
      <text:p text:style-name="P74">Starting with xCAT 2.4.3 there are two sets of sample bundle files provided. <text:s/>One set can be used when installing a service node and one set is used when install a compute node. <text:s/>For each set there is a version number in the name corresponding to the different AIX OS levels. <text:s/>(xCATaixCN53.bnd, xCATaixCN61.bnd etc.) <text:s text:c="2"/>Just use the one that corresponds to the version of AIX you are running. <text:s/>These <text:span text:style-name="T16">sample</text:span> files are installed in “<text:span text:style-name="T4">/opt/xcat/share/xcat/installp_bundles</text:span>”. <text:s text:c="2"/>If you are using an older version of xCAT you can find sample bundle files included in the <text:s/>core<text:span text:style-name="T23">-aix-&lt;version&gt;.tar.gz tar file.</text:span></text:p>
      <text:p text:style-name="P74"><text:span text:style-name="T24">Important note:</text:span><text:span text:style-name="T23"> </text:span><text:span text:style-name="T50">Always make sure that the contents of the bundle files you use match the software that was copied to the lpp_source directory. <text:s text:c="2"/>(See the step below named “Check the osimage”.)</text:span></text:p>
      <text:p text:style-name="Text_20_body">Copy the bundle file ( say <text:span text:style-name="T71">xCATaixCN.6.1.bnd) to a location where it can be defined as a NIM resource, for example “/install/nim/installp_bundle”.</text:span></text:p>
      <text:p text:style-name="P77">To define the NIM resources you can run the following commands.<text:tab/></text:p>
      <text:p text:style-name="P60">nim -o define -t installp_bundle -a server=master -a location= <text:tab/>/install/nim/installp_bundle/xCATaixCN61.bnd <text:s/>xCATaixCN61</text:p>
      <text:p text:style-name="P27">To add the bundle resources to your xCAT osimage definition run:</text:p>
      <text:p text:style-name="P23"><text:soft-page-break/><text:span text:style-name="T71"><text:tab/></text:span><text:span text:style-name="T72">chdef -t osimage -o <text:s/></text:span><text:span text:style-name="T74">610image <text:tab/><text:tab/><text:tab/><text:tab/><text:tab/><text:tab/><text:tab/><text:tab/>installp_bundle=</text:span><text:span text:style-name="T72">xCATaixCN61</text:span></text:p>
      <text:p text:style-name="P27">This bundle file will be included in the underlying NIM commands that are used and NIM will include this additional software when installing the nodes.</text:p>
      <text:h text:style-name="Heading_20_3" text:outline-level="3">Check the osimage (optional)</text:h>
      <text:p text:style-name="Standard"/>
      <text:p text:style-name="P25"><text:span text:style-name="T62">To avoid potential problems when installing a node it is adviseable to verify that all the software that you wish to install has been copied to the appropriate NIM lpp_source directory.</text:span><text:span text:style-name="T63"> <text:s/></text:span></text:p>
      <text:p text:style-name="P32">Any software that is specified in the “otherpkgs” or the “installp_bundle” attributes of the osimage definition must be available in the lpp_source directories.</text:p>
      <text:p text:style-name="P31">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75"><text:tab/>lsnim -l 610image_lpp_source</text:p>
      <text:p text:style-name="P31">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1">To find the location of the installp_bundle resource files you can use the NIM “lsnim -l” command. <text:s/>For example,</text:p>
      <text:p text:style-name="P30"><text:span text:style-name="T64"><text:tab/></text:span><text:span text:style-name="T11">lsnim -l <text:s/>xCATaixSSH</text:span></text:p>
      <text:p text:style-name="Text_20_body"><text:span text:style-name="T44">Starting with xCAT version 2.4.3 you can use the xCAT </text:span><text:span text:style-name="T45">chkosimage</text:span><text:span text:style-name="T44"> command to do this checking. <text:s text:c="2"/>For example:</text:span></text:p>
      <text:p text:style-name="Text_20_body"><text:span text:style-name="T44"><text:tab/></text:span><text:span text:style-name="T46">chkosimage -V 61cosi</text:span></text:p>
      <text:p text:style-name="P79"><text:span text:style-name="T48">See the </text:span><text:span text:style-name="T49">chkosimage</text:span><text:span text:style-name="T48"> man page for details.</text:span></text:p>
      <text:h text:style-name="P93" text:outline-level="2">Define xCAT networks</text:h>
      <text:p text:style-name="P22">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54"/>
      <text:p text:style-name="P5"><text:soft-page-break/>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4">mkdef -t network -o net1 net=9.114.113.224 mask=255.255.255.224 <text:tab/><text:tab/><text:tab/><text:tab/>gateway=9.114.113.254</text:span></text:p>
      <text:p text:style-name="P55"/>
      <text:list xml:id="list36642859" text:continue-list="list36665395" text:style-name="WW8Num18">
        <text:list-item>
          <text:list>
            <text:list-header>
              <text:p text:style-name="P101"><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45">For the processs described in this document we are assuming that the xCAT management node and the LPARs are all on the same network. <text:s/></text:p>
      <text:p text:style-name="P39">However, depending on your specific situation, you may need to create additional NIM network and route definitions. </text:p>
      <text:p text:style-name="P39">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9">To create the NIM network definitions corresponding to the xCAT network definitions you can use the xCAT <text:span text:style-name="T2">xcat2nim</text:span> command.</text:p>
      <text:p text:style-name="P39">For example, to create the NIM definitions corresponding to the xCAT “clstr_net” network you could run the following command.</text:p>
      <text:p text:style-name="P39"><text:tab/><text:span text:style-name="T5">xcat2nim -V -t network -o clstr_net</text:span></text:p>
      <text:p text:style-name="P42"/>
      <text:p text:style-name="P40">Manual method</text:p>
      <text:p text:style-name="P39">The following is an example of how to define a new NIM network using the NIM command line interface. <text:s/></text:p>
      <text:p text:style-name="P40">Step 1</text:p>
      <text:p text:style-name="P39">Create a NIM network definition. <text:s/>Assume the NIM name for the new network is “clstr_net”, the network address is “10.0.0.0”, the network mask is “255.0.0.0”, and the default gateway is “10.0.0.247”.</text:p>
      <text:p text:style-name="P65">nim -o define -t ent -a net_addr=10.0.0.0 -a snm=255.0.0.0 -a <text:tab/>routing1='default 10.0.0.247' clstr_net</text:p>
      <text:p text:style-name="P40"><text:soft-page-break/>Step 2</text:p>
      <text:p text:style-name="P39">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1"><text:tab/>nim -o change -a if2='clstr_net xcataixmn 0' -a cable_type2=N/A master</text:p>
      <text:p text:style-name="P43">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41"><text:tab/>nim -o change -a routing2='master_net 10.0.0.241 8.124.37.24' <text:tab/><text:tab/><text:tab/>clstr_net</text:p>
      <text:p text:style-name="P40">Step 4</text:p>
      <text:p text:style-name="P74">Verify the definitions by running the following commands.</text:p>
      <text:p text:style-name="P59">lsnim -l master</text:p>
      <text:p text:style-name="P59">lsnim -l master_net</text:p>
      <text:p text:style-name="P59">lsnim -l clstr_net</text:p>
      <text:p text:style-name="P45"/>
      <text:p text:style-name="P45">See the NIM documentation for details on creating additional network and route definitions.<text:span text:style-name="T55"> <text:s/>(</text:span><text:span text:style-name="HTML_20_Cite"><text:span text:style-name="T60">IBM AIX Installation Guide and Reference</text:span></text:span><text:span text:style-name="T55">. </text:span><text:a xlink:type="simple" xlink:href="http://www-03.ibm.com/servers/aix/library/index.html"><text:span text:style-name="nobr"><text:span text:style-name="T55">http://www-03.ibm.com/servers/aix/library/index.html</text:span></text:span></text:a><text:span text:style-name="T55">)</text:span></text:p>
      <text:p text:style-name="P46"/>
      <text:h text:style-name="Heading_20_2" text:outline-level="2">Define the HMC as an xCAT node</text:h>
      <text:p text:style-name="P35">The xCAT hardware control support requires that the hardware control point for the nodes also be defined as a cluster node.</text:p>
      <text:p text:style-name="P35">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67">mkdef –t node –o hmc01 groups=”<text:span text:style-name="T77">hmc,</text:span>all” <text:s/>nodetype=hmc <text:s/>mgt=hmc <text:s/><text:tab/>username=hscroot <text:s/>password=abc123</text:p>
      <text:p text:style-name="P67"/>
      <text:p text:style-name="P49">If xCAT Management Node is in the same service network with HMC, you will be able to discover the HMC and create an xCAT node definition for the HMC automatically.</text:p>
      <text:p text:style-name="P68">lsslp -w -s HMC</text:p>
      <text:p text:style-name="P49"><text:soft-page-break/>The above xCAT command lsslp discover<text:span text:style-name="T77">s</text:span> and write<text:span text:style-name="T77">s</text:span> the HMCs into xCAT database, but we still need to set HMCs' username and password.</text:p>
      <text:p text:style-name="P68">chdef -t node -o hmc01 username=hscroot password=abc123</text:p>
      <text:p text:style-name="P49">For more details with hardware discovery feature in xCAT, please refer to document:</text:p>
      <text:p text:style-name="P47"><text:a xlink:type="simple" xlink:href="http://xcat.svn.sourceforge.net/viewvc/xcat/xcat-core/trunk/xCAT-client/share/doc/xCAT2onAIX.pdf"><text:span text:style-name="_20_Char"><text:span text:style-name="T76">(http://xcat.svn.sourceforge.net/viewvc/xcat/xcat-core/trunk/xCAT-client/share/doc/xCAT2pHWManagement.pdf )</text:span></text:span></text:a></text:p>
      <text:p text:style-name="P48"/>
      <text:h text:style-name="Heading_20_2" text:outline-level="2">Discover the LPARs managed by the HMC</text:h>
      <text:p text:style-name="Standard"/>
      <text:p text:style-name="P35">This step assumes that the partitions are already created using the standard HMC interfaces. </text:p>
      <text:p text:style-name="P3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5">To write the stanza format output of <text:span text:style-name="T1">rscan</text:span> to a file called “<text:span text:style-name="T3">mystanzafile”</text:span> run the following command.</text:p>
      <text:p text:style-name="P35"><text:tab/><text:span text:style-name="T6">rscan –z hmc01 &gt; mystanzafile</text:span></text:p>
      <text:p text:style-name="P35">This file can then be checked and modified as needed. <text:s/>For example you may need to add a different name for the node definition or add additional attributes and values.</text:p>
      <text:p text:style-name="P35"><text:span text:style-name="T1">Note</text:span>: The stanza file will contain stanzas for things other than the LPARs. <text:s/>This information must also be defined in the xCAT database. <text:s/>It is not necessary to modify the non-LPAR stanzas in any way.</text:p>
      <text:p text:style-name="P35">The updated stanza file might look something like the following. <text:s/><text:span text:style-name="T17"><text:s/></text:span></text:p>
      <text:p text:style-name="P61"><text:span text:style-name="T53">Server-9117-MMA-SN10F6F3D</text:span><text:span text:style-name="T54">:</text:span></text:p>
      <text:p text:style-name="P62"><text:s text:c="8"/>objtype=node</text:p>
      <text:p text:style-name="P62"><text:s text:c="8"/>nodetype=fsp</text:p>
      <text:p text:style-name="P61"><text:span text:style-name="T54"><text:s text:c="8"/></text:span><text:span text:style-name="T53">id=5</text:span></text:p>
      <text:p text:style-name="P63"><text:s text:c="8"/>model=9118-575</text:p>
      <text:p text:style-name="P63"><text:s text:c="8"/>serial=02013EB</text:p>
      <text:p text:style-name="P63"><text:s text:c="8"/>hcp=hmc01</text:p>
      <text:p text:style-name="P63"><text:s text:c="8"/>pprofile=</text:p>
      <text:p text:style-name="P63"><text:s text:c="8"/>parent=Server-9458-10099201WM_A</text:p>
      <text:p text:style-name="P63"><text:s text:c="8"/>groups=fsp,all</text:p>
      <text:p text:style-name="P63"><text:s text:c="8"/>mgt=hmc</text:p>
      <text:p text:style-name="P63"/>
      <text:p text:style-name="P63">node01:</text:p>
      <text:p text:style-name="P63"><text:s text:c="8"/>objtype=node</text:p>
      <text:p text:style-name="P63"><text:s text:c="8"/>nodetype=lpar,osi</text:p>
      <text:p text:style-name="P61"><text:span text:style-name="T53"><text:s text:c="8"/></text:span><text:span text:style-name="T54">id=9</text:span></text:p>
      <text:p text:style-name="P63"><text:s text:c="8"/>hcp=hmc01</text:p>
      <text:p text:style-name="P63"><text:s text:c="8"/>pprofile=lpar9</text:p>
      <text:p text:style-name="P63"><text:s text:c="8"/>parent=Server-9117-MMA-SN10F6F3D</text:p>
      <text:p text:style-name="P63"><text:soft-page-break/><text:s text:c="8"/>groups=<text:span text:style-name="T77">lpar,</text:span>all</text:p>
      <text:p text:style-name="P61"><text:span text:style-name="T53"><text:s text:c="8"/></text:span><text:span text:style-name="T54">mgt=hmc</text:span></text:p>
      <text:p text:style-name="P62"/>
      <text:p text:style-name="P62">node02:</text:p>
      <text:p text:style-name="P62"><text:s text:c="8"/>objtype=node</text:p>
      <text:p text:style-name="P62"><text:s text:c="8"/>nodetype=lpar,osi</text:p>
      <text:p text:style-name="P61"><text:span text:style-name="T54"><text:s text:c="8"/></text:span><text:span text:style-name="T53">id=7</text:span></text:p>
      <text:p text:style-name="P63"><text:s text:c="8"/>hcp=hmc01</text:p>
      <text:p text:style-name="P63"><text:s text:c="8"/>pprofile=lpar6</text:p>
      <text:p text:style-name="P63"><text:s text:c="8"/>parent=Server-9117-MMA-SN10F6F3D</text:p>
      <text:p text:style-name="P63"><text:s text:c="8"/>groups=<text:span text:style-name="T77">lpar,</text:span>all</text:p>
      <text:p text:style-name="P63"><text:s text:c="8"/>mgt=hmc</text:p>
      <text:p text:style-name="P52"/>
      <text:p text:style-name="P3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92" text:outline-level="2">Define xCAT cluster nodes</text:h>
      <text:list xml:id="list36662143" text:style-name="WW8Num2">
        <text:list-header>
          <text:p text:style-name="P110">The information gathered by the <text:span text:style-name="T1">rscan </text:span>command can be used to create xCAT node definitions.</text:p>
          <text:p text:style-name="P110"/>
          <text:p text:style-name="P110">Since we have put all the node information in a stanza file we can now pass the contents of the file to the <text:span text:style-name="T1">mkdef</text:span> command to add the definitions to the database.</text:p>
          <text:p text:style-name="P110"/>
          <text:p text:style-name="P110"><text:tab/><text:span text:style-name="T15">cat mystanzafile | mkdef –z</text:span></text:p>
        </text:list-header>
      </text:list>
      <text:p text:style-name="P1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9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5">(http://xcat.svn.sourceforge.net/viewvc/xcat/xcat-core/trunk/xCAT-client/share/doc/xCAT2onAIX.pdf )</text:span></text:span></text:a></text:p>
      <text:p text:style-name="P2"/>
      <text:h text:style-name="P92"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61">xCAT2 Top Doc” document for details on using xCAT groups. ( </text:span><text:a xlink:type="simple" xlink:href="http://xcat.svn.sourceforge.net/viewvc/xcat/xcat-core/trunk/xCAT-client/share/doc/xCAT2top.pdf"><text:span text:style-name="T61">http://xcat.svn.sourceforge.net/viewvc/xcat/xcat-core/trunk/xCAT-client/share/doc/xCAT2top.pdf</text:span></text:a></text:p>
      <text:p text:style-name="P111"/>
      <text:h text:style-name="Heading_20_2" text:outline-level="2"><text:soft-page-break/><text:span text:style-name="_20_Char"><text:s/></text:span><text:span text:style-name="_20_Char"><text:span text:style-name="T32">Set up customization scripts (optional)</text:span></text:span></text:h>
      <text:p text:style-name="Standard"><text:span text:style-name="_20_Char"><text:span text:style-name="T29"/></text:span></text:p>
      <text:p text:style-name="P45"><text:span text:style-name="_20_Char"><text:span text:style-name="T23">xCAT supports the running of customization scripts on the nodes when they are installed. <text:s text:c="2"/></text:span></text:span></text:p>
      <text:p text:style-name="P45"><text:span text:style-name="_20_Char"><text:span text:style-name="T23">This support includes:</text:span></text:span></text:p>
      <text:list xml:id="list36663798" text:style-name="L1">
        <text:list-item>
          <text:p text:style-name="P96"><text:span text:style-name="_20_Char"><text:span text:style-name="T23">The running of a set of default customization scripts that are required by xCAT.</text:span></text:span></text:p>
          <text:p text:style-name="P112"><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96"><text:span text:style-name="_20_Char"><text:span text:style-name="T23">The optional running of customization scripts provided by xCAT.</text:span></text:span></text:p>
          <text:p text:style-name="P96"><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96"><text:span text:style-name="_20_Char"><text:span text:style-name="T23">The optional running of user-provided customization scripts.</text:span></text:span></text:p>
        </text:list-item>
      </text:list>
      <text:p text:style-name="P45"><text:span text:style-name="_20_Char"><text:span text:style-name="T23"><text:tab/>To have your script run on the nodes:</text:span></text:span></text:p>
      <text:list xml:id="list36651318" text:style-name="L2">
        <text:list-item>
          <text:p text:style-name="P99"><text:span text:style-name="_20_Char"><text:span text:style-name="T23">Put a copy of your script in /install/postscripts on the xCAT management node. <text:s/>(Make sure it is executable.)</text:span></text:span></text:p>
        </text:list-item>
        <text:list-item>
          <text:p text:style-name="P99"><text:span text:style-name="_20_Char"><text:span text:style-name="T23">Set the “postscripts” attribute of the node definition to include the comma separated list of the scripts that you want to be executed on </text:span></text:span><text:span text:style-name="_20_Char"><text:span text:style-name="T23">the nodes. </text:span></text:span><text:span text:style-name="_20_Char"><text:span text:style-name="T27">The order of the scripts in the list determines the order in </text:span></text:span><text:span text:style-name="_20_Char"><text:span text:style-name="T27">which they will be run. </text:span></text:span><text:span text:style-name="_20_Char"><text:span text:style-name="T23">For example, if you want to have your two 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66"><text:span text:style-name="_20_Char"><text:span text:style-name="T23"><text:tab/><text:tab/></text:span></text:span><text:span text:style-name="_20_Char"><text:span text:style-name="T26">chdef -t node -o node01 -p postscripts=foo,bar</text:span></text:span></text:p>
      <text:p text:style-name="P66"><text:span text:style-name="_20_Char"><text:span text:style-name="T27"><text:tab/>(The “-p” means to add these to whatever is already set.)</text:span></text:span></text:p>
      <text:p text:style-name="P45"><text:span text:style-name="_20_Char"><text:span text:style-name="T28">Note: </text:span></text:span><text:span text:style-name="_20_Char"><text:span text:style-name="T29">The customization scripts are run during the boot process (out of /etc/inittab).</text:span></text:span></text:p>
      <text:h text:style-name="Heading_20_3" text:outline-level="3"><text:span text:style-name="_20_Char"><text:span text:style-name="T28">Add NTP setup script </text:span></text:span></text:h>
      <text:p text:style-name="P3"/>
      <text:p text:style-name="P81">To have xCAT automatically set up ntp on the cluster nodes you must add the <text:span text:style-name="T2">setupntp</text:span> script to the list of postscripts that are run on the nodes. <text:s text:c="2"/></text:p>
      <text:p text:style-name="P81">To do this you can either modify the “postscripts” attribute for each node individually or you can just modify the definition of a group that all the nodes belong to.</text:p>
      <text:p text:style-name="P81">For example, if all your nodes belong to the group “compute” then you could add <text:span text:style-name="T2">setupntp</text:span> to the group definition by running the following command.</text:p>
      <text:p text:style-name="P83"><text:tab/>chdef -p -t group -o compute postscripts=setupntp</text:p>
      <text:p text:style-name="P80"><text:soft-page-break/><text:span text:style-name="_20_Char"><text:span text:style-name="T29"/></text:span></text:p>
      <text:h text:style-name="Heading_20_3" text:outline-level="3"><text:span text:style-name="_20_Char"><text:span text:style-name="T29"><text:s/></text:span></text:span><text:span text:style-name="_20_Char"><text:span text:style-name="T43">Add secondary adapter configuration script</text:span></text:span></text:h>
      <text:p text:style-name="Standard"><text:span text:style-name="_20_Char"><text:span text:style-name="T33"/></text:span></text:p>
      <text:p text:style-name="Standard"><text:span text:style-name="_20_Char"><text:span text:style-name="T33">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3"/></text:span></text:p>
      <text:p text:style-name="P13"><text:span text:style-name="_20_Char"><text:span text:style-name="T33">If you wish to configure IB interfaces please refer to: “</text:span></text:span><text:span text:style-name="_20_Char"><text:span text:style-name="T34">xCAT 2 InfiniBand Support</text:span></text:span><text:span text:style-name="_20_Char"><text:span text:style-name="T41">” </text:span></text:span><text:a xlink:type="simple" xlink:href="http://xcat.svn.sourceforge.net/viewvc/xcat/xcat-core/trunk/xCAT-client/share/doc/xCAT2IBsupport.pdf"><text:span text:style-name="_20_Char"><text:span text:style-name="T68">http://xcat.svn.sourceforge.net/viewvc/xcat/xcat-core/trunk/xCAT-client/share/doc/xCAT2IBsupport.pdf</text:span></text:span></text:a><text:span text:style-name="_20_Char"><text:span text:style-name="T41"> </text:span></text:span></text:p>
      <text:p text:style-name="P13"><text:span text:style-name="_20_Char"><text:span text:style-name="T41"/></text:span></text:p>
      <text:p text:style-name="P13"><text:span text:style-name="_20_Char"><text:span text:style-name="T34">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41"><text:s/>Configure NIM to use nimsh and SSL.</text:span></text:span></text:h>
      <text:p text:style-name="P10"><text:span text:style-name="_20_Char"><text:span text:style-name="T42"/></text:span></text:p>
      <text:p text:style-name="P10"><text:span text:style-name="_20_Char"><text:span text:style-name="T35">The NIM service handler (</text:span></text:span><text:span text:style-name="_20_Char"><text:span text:style-name="T37">nimsh</text:span></text:span><text:span text:style-name="_20_Char"><text:span text:style-name="T35">), is provided as an optional feature of NIM to be used in cluster environments where the standard </text:span></text:span><text:span text:style-name="_20_Char"><text:span text:style-name="T37">rsh</text:span></text:span><text:span text:style-name="_20_Char"><text:span text:style-name="T35"> protocols are not secure enough.</text:span></text:span></text:p>
      <text:p text:style-name="P8"/>
      <text:p text:style-name="P10"><text:span text:style-name="T39">Although </text:span><text:span text:style-name="T38">nimsh</text:span><text:span text:style-name="T39"> eliminates the need for </text:span><text:span text:style-name="T38">rsh</text:span><text:span text:style-name="T39">,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8"/>
      <text:p text:style-name="P10"><text:span text:style-name="T39">In order to facilitate the setup of </text:span><text:span text:style-name="T38">nimsh</text:span><text:span text:style-name="T39">, xCAT provides a sample customization called “confignimsh” that can be used to configure </text:span><text:span text:style-name="T38">nimsh</text:span><text:span text:style-name="T39"> on the cluster nodes. <text:s/></text:span></text:p>
      <text:p text:style-name="P8"/>
      <text:p text:style-name="P10"><text:span text:style-name="T39">This script will also configure </text:span><text:span text:style-name="T38">nimsh</text:span><text:span text:style-name="T39"> to use SSL and will remove the /.rhosts file from the node. <text:s/>If you do not wish to have the .rhosts file removed from the node you must remove those lines from the </text:span><text:span text:style-name="T38">confignimsh</text:span><text:span text:style-name="T39"> script before using it.</text:span></text:p>
      <text:p text:style-name="P8"/>
      <text:p text:style-name="P8">This script should only be run on AIX standalone (diskfull) cluster compute nodes. It should NOT be run on the xCAT management node, service nodes or diskless nodes.</text:p>
      <text:p text:style-name="P8"/>
      <text:p text:style-name="P8">The basic processes is:</text:p>
      <text:list xml:id="list36644446" text:style-name="L3">
        <text:list-item>
          <text:p text:style-name="P97">Make sure the AIX openssl fileset gets installed on the management node and all the other cluster nodes. <text:s/>(Which should be done in any case.)</text:p>
        </text:list-item>
        <text:list-item>
          <text:p text:style-name="P97">On the xCAT management node run the following command.</text:p>
          <text:list>
            <text:list-header>
              <text:p text:style-name="P98"><text:soft-page-break/>nimconfig -c</text:p>
            </text:list-header>
          </text:list>
        </text:list-item>
      </text:list>
      <text:p text:style-name="P9"/>
      <text:p text:style-name="P10"><text:span text:style-name="T40"><text:tab/></text:span><text:span text:style-name="T35">You must also run this command on any service nodes that are being used.</text:span></text:p>
      <text:list xml:id="list36654137" text:continue-list="list36644446" text:style-name="L3">
        <text:list-item text:start-value="1">
          <text:p text:style-name="P97">Add “confignimsh” to the list of scripts you want run on the nodes</text:p>
        </text:list-item>
      </text:list>
      <text:p text:style-name="P8"/>
      <text:p text:style-name="P10"><text:span text:style-name="T39"><text:tab/>For example, if all your nodes belong to the group “compute” then you could <text:tab/>add </text:span><text:span text:style-name="T38">confignimsh</text:span><text:span text:style-name="T39"> to the group definition by running the following command.</text:span></text:p>
      <text:p text:style-name="P9"><text:tab/><text:tab/>chdef -p -t group -o compute postscripts=confignimsh</text:p>
      <text:list xml:id="list36648592" text:continue-numbering="true" text:style-name="L3">
        <text:list-header>
          <text:p text:style-name="P97"/>
        </text:list-header>
      </text:list>
      <text:p text:style-name="P8"/>
      <text:p text:style-name="P10"><text:span text:style-name="T39">After the nodes boot up you can verify that </text:span><text:span text:style-name="T38">nimsh</text:span><text:span text:style-name="T39"> was set up correctly by running a <text:s/>NIM command such as: “nim -o lslpp &lt;nodename&gt;”.</text:span></text:p>
      <text:p text:style-name="P8"/>
      <text:p text:style-name="P8">To be sure that nimsh is actually using SSL you can run the command: </text:p>
      <text:p text:style-name="P8">”nimquery -a host=&lt;nodename&gt;”.</text:p>
      <text:p text:style-name="P8"/>
      <text:p text:style-name="P8">Example:</text:p>
      <text:p text:style-name="P8"/>
      <text:p text:style-name="P10"><text:span text:style-name="T39"><text:tab/>&gt; </text:span><text:span text:style-name="T40">nimquery -a host=xcatn11</text:span></text:p>
      <text:p text:style-name="P9"><text:tab/>host:xcatn11.cluster.com:addr:10.2.0.104:mask:255.255.0.0:gtwy: 10.2.0.200:_pif:en0:_ssl:yes:_psh:no:_res:no:asyn:no:mac:163D0DDAE202:_sslver:OpenSSL 0.9.8k 25 Mar 2009:</text:p>
      <text:p text:style-name="P8"/>
      <text:p text:style-name="P10"><text:span text:style-name="T39">The “_ssl:yes” indicates that </text:span><text:span text:style-name="T38">nimsh</text:span><text:span text:style-name="T39"> is using SSL.</text:span></text:p>
      <text:p text:style-name="P8"/>
      <text:p text:style-name="P10"><text:span text:style-name="T39">Note: <text:s/>You could also set up </text:span><text:span text:style-name="T38">nimsh</text:span><text:span text:style-name="T39"> at any time using the xCAT </text:span><text:span text:style-name="T38">updatenode</text:span><text:span text:style-name="T39"> command to run the </text:span><text:span text:style-name="T38">confignimsh</text:span><text:span text:style-name="T39"> script on the nodes.</text:span></text:p>
      <text:p text:style-name="Standard"><text:span text:style-name="_20_Char"><text:span text:style-name="T28"/></text:span></text:p>
      <text:h text:style-name="Heading_20_2" text:outline-level="2"><text:span text:style-name="_20_Char"><text:span text:style-name="T28">Create prescripts (optional)</text:span></text:span></text:h>
      <text:p text:style-name="P87"><text:span text:style-name="_20_Char"><text:span text:style-name="T16"><text:line-break/>Starting with xCAT 2.5, </text:span></text:span><text:span text:style-name="_20_Char"><text:span text:style-name="T16"><text:s/></text:span></text:span><text:span text:style-name="_20_Char"><text:span text:style-name="T10">prescript</text:span></text:span><text:span text:style-name="_20_Char"><text:span text:style-name="T16"> support is provided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87"><text:span text:style-name="_20_Char"/></text:p>
      <text:p text:style-name="P87"><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87"><text:span text:style-name="_20_Char"/></text:p>
      <text:p text:style-name="P87"><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4">prescripts-begin</text:span></text:span><text:span text:style-name="_20_Char"> node attribute. </text:span></text:p>
      <text:p text:style-name="P87"><text:span text:style-name="_20_Char"/></text:p>
      <text:p text:style-name="P87"><text:soft-page-break/><text:span text:style-name="_20_Char">You can specify a script to be run at the end of the commands using the <text:s/></text:span><text:span text:style-name="_20_Char"><text:span text:style-name="T4">prescripts-end</text:span></text:span><text:span text:style-name="_20_Char"> node attribute.</text:span></text:p>
      <text:p text:style-name="P87"><text:span text:style-name="_20_Char"><text:span text:style-name="T85"/></text:span></text:p>
      <text:p text:style-name="P87"><text:span text:style-name="_20_Char"><text:span text:style-name="T85">The format of the entry is:</text:span></text:span></text:p>
      <text:p text:style-name="P87"><text:span text:style-name="_20_Char"><text:span text:style-name="T86"><text:tab/>[action1]:s1,s2...[|action2:s3,s4,s5...]...</text:span></text:span></text:p>
      <text:p text:style-name="P88">where:</text:p>
      <text:p text:style-name="P87"><text:span text:style-name="_20_Char"><text:span text:style-name="T85"><text:tab/></text:span></text:span><text:span text:style-name="_20_Char"><text:span text:style-name="T87">action*</text:span></text:span><text:span text:style-name="_20_Char"><text:span text:style-name="T88"> </text:span></text:span><text:span text:style-name="_20_Char"><text:span text:style-name="T85"><text:s/>is either “standalone” or “diskless”</text:span></text:span></text:p>
      <text:p text:style-name="P87"><text:span text:style-name="_20_Char"><text:span text:style-name="T85"><text:tab/></text:span></text:span><text:span text:style-name="_20_Char"><text:span text:style-name="T86">s1,s2..<text:tab/></text:span></text:span><text:span text:style-name="_20_Char"><text:span text:style-name="T84">are the prescripts to run for this action</text:span></text:span></text:p>
      <text:p text:style-name="P87"><text:span text:style-name="_20_Char"><text:span text:style-name="T84"/></text:span></text:p>
      <text:p text:style-name="P87"><text:span text:style-name="_20_Char">The attributes may be set using the </text:span><text:span text:style-name="_20_Char"><text:span text:style-name="T2">chdef</text:span></text:span><text:span text:style-name="_20_Char"> command. <text:s text:c="2"/></text:span></text:p>
      <text:p text:style-name="P87"><text:span text:style-name="_20_Char"/></text:p>
      <text:p text:style-name="P87"><text:span text:style-name="_20_Char">For example, if you wish to run the </text:span><text:span text:style-name="_20_Char"><text:span text:style-name="T4">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87"><text:span text:style-name="_20_Char"/></text:p>
      <text:p text:style-name="Standard"><text:span text:style-name="_20_Char"><text:tab/></text:span><text:span text:style-name="_20_Char"><text:span text:style-name="T5">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0">attributes. <text:s/></text:span></text:span></text:p>
      <text:p text:style-name="Standard"><text:span text:style-name="_20_Char"><text:span text:style-name="T20"/></text:span></text:p>
      <text:p text:style-name="Standard"><text:span text:style-name="_20_Char"><text:span text:style-name="T20">Similarly, the last thing the command will do is run any scripts that were specified by the <text:s/></text:span></text:span><text:span text:style-name="_20_Char"><text:span text:style-name="T8">prescripts-end <text:s/></text:span></text:span><text:span text:style-name="_20_Char"><text:span text:style-name="T20">attributes.</text:span></text:span></text:p>
      <text:p text:style-name="Standard"><text:span text:style-name="_20_Char"><text:span text:style-name="T20"/></text:span></text:p>
      <text:p text:style-name="Standard"><text:span text:style-name="_20_Char"><text:span text:style-name="T29">For more information about using the xCAT prescript support refer to the “</text:span></text:span><text:span text:style-name="_20_Char"><text:span text:style-name="T51">xCAT2 Top Doc</text:span></text:span><text:span text:style-name="_20_Char"><text:span text:style-name="T52">”, </text:span></text:span><text:span text:style-name="_20_Char"><text:span text:style-name="T36">( </text:span></text:span><text:a xlink:type="simple" xlink:href="http://xcat.svn.sourceforge.net/viewvc/xcat/xcat-core/trunk/xCAT-client/share/doc/xCAT2top.pdf"><text:span text:style-name="_20_Char">http://xcat.svn.sourceforge.net/viewvc/xcat/xcat-core/trunk/xCAT-client/share/doc/xCAT2top.pdf</text:span></text:a><text:span text:style-name="_20_Char"><text:span text:style-name="T36">)</text:span></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6">n this case the </text:span><text:span text:style-name="T16">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5">makeconservercf</text:span></text:p>
      <text:p text:style-name="P19">To retrieve the MAC address for all the nodes in the group “<text:span text:style-name="T4">aixnodes</text:span>” and write the first adapter MAC to the xCAT database you could issue the following command.</text:p>
      <text:p text:style-name="P84"><text:soft-page-break/><text:tab/><text:span text:style-name="T6">getmacs aixnodes</text:span></text:p>
      <text:p text:style-name="P85">To display all adapter information but not write anything to the database.</text:p>
      <text:p text:style-name="P85"><text:tab/><text:span text:style-name="T4">getmacs -d <text:s/>aixnodes</text:span></text:p>
      <text:p text:style-name="P19">To retrieve the MAC address and do a ping test to determine which adapter MAC to use for the node, <text:span text:style-name="T77">or the lpar is just created and there is no active profile for that lpar, or the lpar is on a P5 system and there is no lhea/sea ethernet adapters,</text:span> you could issue the following command. <text:s/>(The ping operation <text:span text:style-name="T77">will reboot the lpar and </text:span>may take a while to complete.)</text:p>
      <text:p text:style-name="P84"><text:tab/><text:span text:style-name="T8">getmacs -d aixnodes -S 10.14.0.2 -G 10.14.0.2 -C 10.14.0.4</text:span></text:p>
      <text:p text:style-name="P84">The output would be similar to the following.</text:p>
      <text:p text:style-name="P76"># Type <text:s text:c="2"/>Location Code <text:s text:c="2"/>MAC Address <text:s/>Full Path Name <text:s/>Ping Result <text:s/>Device Type</text:p>
      <text:p text:style-name="Text_20_body"><text:span text:style-name="T66">ent U9125.F2A.024C362-V6-C2-T1 fef9dfb7</text:span><text:span text:style-name="T31">c602 </text:span><text:a xlink:type="simple" xlink:href="/vdevice/l-lan@30000002"><text:span text:style-name="T25">/vdevice/l-lan@30000002</text:span></text:a><text:span text:style-name="T31"> <text:s/>successfu</text:span><text:span text:style-name="T30">l</text:span><text:span text:style-name="T66"> virtual</text:span></text:p>
      <text:p text:style-name="P76">ent U9125.F2A.024C362-V6-C3-T1 fef9dfb7c603 /vdevice/l-lan@30000003 unsuccessful virtual</text:p>
      <text:p text:style-name="P78">From this result you can see that “ <text:span text:style-name="T66">fef9dfb7c602</text:span><text:span text:style-name="T65">” should be used for this nodes MAC address.</text:span></text:p>
      <text:p text:style-name="Text_20_body">For more information on using the <text:span text:style-name="T2">getmacs</text:span> command see the man page.</text:p>
      <text:h text:style-name="P94" text:outline-level="2">Create NIM client &amp; group definitions</text:h>
      <text:p text:style-name="P7">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7"/>
      <text:p text:style-name="P7">To create NIM machine definitions you could run the following command. <text:s/></text:p>
      <text:p text:style-name="P7"/>
      <text:p text:style-name="P73">xcat2nim -t node aixnodes</text:p>
      <text:p text:style-name="P72"/>
      <text:p text:style-name="P7">To create a NIM group definition called “<text:span text:style-name="T4">aix</text:span><text:span text:style-name="T12">grp</text:span>” you could run the following command.</text:p>
      <text:p text:style-name="P13"><text:line-break/><text:tab/><text:span text:style-name="T6">xcat2nim –t group –o aix</text:span><text:span text:style-name="T7">grp</text:span></text:p>
      <text:p text:style-name="P13"/>
      <text:p text:style-name="P13">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6">NIM database</text:span>).</text:p>
      <text:p text:style-name="Text_20_body"/>
      <text:p text:style-name="P13"><text:soft-page-break/><text:span text:style-name="_20_Char"><text:tab/></text:span><text:span text:style-name="_20_Char"><text:span text:style-name="T3">xcat2nim -t node -l –o node01-node03</text:span></text:span></text:p>
      <text:h text:style-name="Heading_20_2" text:outline-level="2"><text:span text:style-name="_20_Char"><text:span text:style-name="T69">Initialize the AIX/NIM <text:s/>nodes</text:span></text:span></text:h>
      <text:p text:style-name="Standard"><text:span text:style-name="_20_Char"/></text:p>
      <text:p text:style-name="P13"><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3"/>
      <text:p text:style-name="P13"><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3"><text:span text:style-name="_20_Char"/></text:p>
      <text:p text:style-name="P58">nimnodeset -i 610image aixnodes</text:p>
      <text:p text:style-name="P13">To verify that you have allocated all the NIM resources that you need you can run the “<text:span text:style-name="T1">lsnim –l</text:span>” command. <text:s/>For example, to check node “node01” you could run the following command.</text:p>
      <text:p text:style-name="P14"/>
      <text:p text:style-name="P56">lsnim -l node01</text:p>
      <text:p text:style-name="P29"><text:span text:style-name="_20_Char"><text:span text:style-name="T55">The </text:span></text:span><text:span text:style-name="_20_Char"><text:span text:style-name="T57">nimnodeset</text:span></text:span><text:span text:style-name="_20_Char"><text:span text:style-name="T55"> command </text:span></text:span><text:span text:style-name="T55">will also set the “</text:span><text:span text:style-name="T58">profile</text:span><text:span text:style-name="_20_Char"><text:span text:style-name="T55">” attribute in the xCAT node definitions to “</text:span></text:span><text:span text:style-name="_20_Char"><text:span text:style-name="T58">610image</text:span></text:span><text:span text:style-name="_20_Char"><text:span text:style-name="T55"> “. <text:s/>Once this attribute is set you can run the nimnodeset command without the “-i” option.</text:span></text:span></text:p>
      <text:p text:style-name="P29"><text:span text:style-name="_20_Char"><text:span text:style-name="T55"/></text:span></text:p>
      <text:h text:style-name="P95" text:outline-level="2"><text:span text:style-name="_20_Char"><text:span text:style-name="T83">DHCP configuration(Optional)</text:span></text:span></text:h>
      <text:p text:style-name="P15"><text:span text:style-name="_20_Char"><text:span text:style-name="T70"/></text:span></text:p>
      <text:p text:style-name="P29"><text:span text:style-name="_20_Char"><text:span text:style-name="T55">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55">automatically, so the administrator may need to stop the bootp daemon, to properly enable dhcp server.</text:span></text:span></text:p>
      <text:p text:style-name="P29"><text:span text:style-name="_20_Char"><text:span text:style-name="T55">The following</text:span></text:span><text:span text:style-name="_20_Char"><text:span text:style-name="T56">s</text:span></text:span><text:span text:style-name="_20_Char"><text:span text:style-name="T55">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9"><text:span text:style-name="_20_Char"><text:span text:style-name="T55">You just need to be aware that dhcp server daemon for node installation will not be active whenever the bootp daemon is active</text:span></text:span></text:p>
      <text:p text:style-name="P29"><text:span text:style-name="_20_Char"><text:span text:style-name="T55"/></text:span></text:p>
      <text:p text:style-name="P50"><text:span text:style-name="_20_Char"><text:span text:style-name="T78">Disable the bootp service(Optional)</text:span></text:span></text:p>
      <text:p text:style-name="P29"><text:span text:style-name="_20_Char"><text:span text:style-name="T55">a) Stop bootp from rebootting by commenting bootps line in /etc/inetd.conf file:</text:span></text:span></text:p>
      <text:p text:style-name="P69"><text:span text:style-name="_20_Char"><text:span text:style-name="T79">#bootps dgram udp wait root /usr/sbin/bootpd bootpd /etc/bootptab</text:span></text:span></text:p>
      <text:p text:style-name="P29"><text:span text:style-name="_20_Char"><text:span text:style-name="T55">b) Stop and restart the inetd subsystem:</text:span></text:span></text:p>
      <text:p text:style-name="P69"><text:soft-page-break/><text:span text:style-name="_20_Char"><text:span text:style-name="T80">refresh -s inetd</text:span></text:span></text:p>
      <text:p text:style-name="P29"><text:span text:style-name="_20_Char"><text:span text:style-name="T55">c) Stop bootp deamon:</text:span></text:span></text:p>
      <text:p text:style-name="P69"><text:span text:style-name="_20_Char"><text:span text:style-name="T80">ps -ef | grep bootp</text:span></text:span></text:p>
      <text:p text:style-name="P69"><text:span text:style-name="_20_Char"><text:span text:style-name="T80">kill the bootp process</text:span></text:span></text:p>
      <text:p text:style-name="P29"><text:span text:style-name="_20_Char"><text:span text:style-name="T55">d) Start dhcpsd server from rebootting by uncomment dhcpsd lines in /etc/rc.tcpip</text:span></text:span></text:p>
      <text:p text:style-name="P69"><text:span text:style-name="_20_Char"><text:span text:style-name="T80"># Start up the DHCP Server</text:span></text:span></text:p>
      <text:p text:style-name="P69"><text:span text:style-name="_20_Char"><text:span text:style-name="T80">start /usr/sbin/dhcpsd "$src_running"</text:span></text:span></text:p>
      <text:p text:style-name="P29"><text:span text:style-name="_20_Char"><text:span text:style-name="T55">e) Stop and restart the tcpip group</text:span></text:span></text:p>
      <text:p text:style-name="P69"><text:span text:style-name="_20_Char"><text:span text:style-name="T80">stopsrc -g tcpip</text:span></text:span></text:p>
      <text:p text:style-name="P69"><text:span text:style-name="_20_Char"><text:span text:style-name="T80">startsrc -g tcpip</text:span></text:span></text:p>
      <text:p text:style-name="P50"><text:span text:style-name="_20_Char"><text:span text:style-name="T80"/></text:span></text:p>
      <text:p text:style-name="P51"><text:span text:style-name="_20_Char"><text:span text:style-name="T82">After stopped bootp daemon and start DHCP daemon, you need to write the IP and MAC mapping into DHCP configuration file and restart DHCP daemon.</text:span></text:span></text:p>
      <text:p text:style-name="P51"><text:span text:style-name="_20_Char"><text:span text:style-name="T82">To configure DHCP server run:</text:span></text:span></text:p>
      <text:p text:style-name="P69"><text:span text:style-name="_20_Char"><text:span text:style-name="T81"><text:s/>makedhcp node01</text:span></text:span></text:p>
      <text:h text:style-name="Heading_20_2" text:outline-level="2">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26">If you wish to monitor a network installation you must run rcons before initiating a network boot.</text:p>
      <text:p text:style-name="P71"><text:tab/><text:tab/>To configure conserver run:</text:p>
      <text:p text:style-name="P57">makeconservercf <text:s text:c="3"/></text:p>
      <text:p text:style-name="P22">To start a console:</text:p>
      <text:p text:style-name="P57">rcons node01</text:p>
      <text:p text:style-name="P24">Note: <text:s/>You must always run makeconservercf after you define new cluster nodes.</text:p>
      <text:h text:style-name="Heading_20_2" text:outline-level="2">Initiate a network boot</text:h>
      <text:p text:style-name="P19">Ini<text:span text:style-name="T19">tiate a remote network boot request using the xCAT </text:span><text:span text:style-name="T22">rnetboot</text:span><text:span text:style-name="T19"> command. <text:s/>For example, to initiate a network boot of all nodes in the group “</text:span><text:span text:style-name="T9">aixnodes</text:span><text:span text:style-name="T19">” you could issue the following command.</text:span></text:p>
      <text:p text:style-name="P64">rnetboot <text:s/>aixnodes</text:p>
      <text:p text:style-name="P20"><text:soft-page-break/><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21"><text:tab/>chdef -t site -o clustersite ppctimeout=180</text:p>
      <text:h text:style-name="Heading_20_2" text:outline-level="2">Verify the deployment</text:h>
      <text:list xml:id="list36656335" text:style-name="WW8Num33">
        <text:list-item text:start-value="1">
          <text:p text:style-name="P102">You can use the AIX <text:span text:style-name="kwd"><text:span text:style-name="T1">lsnim</text:span></text:span> command to see the state of the NIM installation for a particular node, by running the following command on the NIM master: </text:p>
          <text:p text:style-name="P103"><text:span text:style-name="T13">lsnim -l &lt;</text:span><text:span text:style-name="var"><text:span text:style-name="T13">clientname&gt;</text:span></text:span></text:p>
        </text:list-item>
        <text:list-item>
          <text:p text:style-name="P102">Retry and troubleshooting tips: </text:p>
        </text:list-item>
      </text:list>
      <text:list xml:id="list36649649" text:style-name="L4">
        <text:list-item>
          <text:p text:style-name="P104">For p6 lpars, it may be helpful to bring up the HMC web interface in a browser and watch the lpar status and reference codes as the node boots.</text:p>
        </text:list-item>
        <text:list-item>
          <text:p text:style-name="P104">Verify network connections</text:p>
        </text:list-item>
        <text:list-item>
          <text:p text:style-name="P104">If the <text:span text:style-name="T2">rnetboot</text:span> returns “unsuccessful” for a node, verify that bootp<text:span text:style-name="T77">/dhcp</text:span> and tftp is configured and running properly.</text:p>
        </text:list-item>
        <text:list-item>
          <text:p text:style-name="P105"><text:span text:style-name="T77">For bootp, v</text:span>iew /etc/bootptab to make sure an entry exists for the node.</text:p>
          <text:p text:style-name="P106">For dhcp, view /etc/dhcpsd.cnf to make sure an entry exists for the node.</text:p>
        </text:list-item>
        <text:list-item>
          <text:p text:style-name="P105">Verify that the information in /tftpboot/&lt;node&gt;.info is correct.</text:p>
        </text:list-item>
        <text:list-item>
          <text:p text:style-name="P105">Stop and restart inetd:</text:p>
        </text:list-item>
      </text:list>
      <text:p text:style-name="P113">stopsrc -s inetd</text:p>
      <text:p text:style-name="P113">startsrc -s inetd</text:p>
      <text:list xml:id="list36650281" text:style-name="L5">
        <text:list-item>
          <text:p text:style-name="P115">Stop and restart tftp:</text:p>
        </text:list-item>
      </text:list>
      <text:p text:style-name="P113">stopsrc -s tftp</text:p>
      <text:p text:style-name="P113">startsrc -s tftp</text:p>
      <text:list xml:id="list36638203" text:continue-list="list36650281" text:style-name="L5">
        <text:list-item text:start-value="1">
          <text:p text:style-name="P115"/>
        </text:list-item>
      </text:list>
      <text:list xml:id="list36659063" text:continue-list="list36649649" text:style-name="L4">
        <text:list-item text:start-value="1">
          <text:p text:style-name="P104">Verify NFS is running properly and mounts can be performed with this NFS server:</text:p>
        </text:list-item>
        <text:list-item>
          <text:p text:style-name="P105">View /etc/exports for correct mount information. <text:s/></text:p>
        </text:list-item>
        <text:list-item>
          <text:p text:style-name="P105">Run the showmount and exportfs commands. </text:p>
        </text:list-item>
        <text:list-item>
          <text:p text:style-name="P105">Stop and restart the NFS and related daemons:</text:p>
        </text:list-item>
      </text:list>
      <text:p text:style-name="P114">stopsrc -g nfs</text:p>
      <text:p text:style-name="P114">startsrc -g nfs</text:p>
      <text:list xml:id="list36655902" text:continue-list="list36659063" text:style-name="L4">
        <text:list-item text:start-value="1">
          <text:p text:style-name="P10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3"><text:soft-page-break/></text:p>
      <text:h text:style-name="Heading_20_2" text:outline-level="2">Removing NIM machine definitions</text:h>
      <text:p text:style-name="P13">Use the xCAT <text:span text:style-name="T2">xcat2nim</text:span> command to remove all NIM machine definitions that were created for the specified xCAT nodes. <text:s text:c="2"/>This command <text:span text:style-name="T16">will not</text:span><text:span text:style-name="T64"> </text:span>remove the xCAT node definitions.</text:p>
      <text:p text:style-name="P13"/>
      <text:p text:style-name="P13">For example, to remove the NIM machine definition corresponding to the xCAT node named “node01” you could run the command as follows.</text:p>
      <text:p text:style-name="P13"/>
      <text:p text:style-name="P13"><text:tab/><text:span text:style-name="T4">xcat2nim -t node -r node01</text:span></text:p>
      <text:p text:style-name="P13"/>
      <text:p text:style-name="P13">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53"/>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6">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text:span><text:span text:style-name="T12">-x </text:span><text:span text:style-name="T4">610image</text:span></text:p>
      <text:p text:style-name="P13">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9-17T16:53:46.92</dc:date>
    <meta:print-date>2008-06-30T12:21:55</meta:print-date>
    <meta:editing-cycles>298</meta:editing-cycles>
    <meta:editing-duration>PT136H36M04S</meta:editing-duration>
    <dc:creator>Jing Sun</dc:creator>
    <meta:document-statistic meta:table-count="0" meta:image-count="0" meta:object-count="0" meta:page-count="20" meta:paragraph-count="395" meta:word-count="6209" meta:character-count="38479"/>
    <meta:user-defined meta:name="Info 1"/>
    <meta:user-defined meta:name="Info 2"/>
    <meta:user-defined meta:name="Info 3"/>
    <meta:user-defined meta:name="Info 4"/>
  </office:meta>
</office:document-meta>
</file>